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de Line</text:p>
          </table:table-cell>
          <table:table-cell office:value-type="string" calcext:value-type="string">
            <text:p>Comment Lines</text:p>
          </table:table-cell>
          <table:table-cell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B2]+[.C2]+[.D2]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2728" calcext:value-type="float">
            <text:p>2728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table:formula="of:=[.B3]+[.C3]+[.D3]"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4094" calcext:value-type="float">
            <text:p>4094</text:p>
          </table:table-cell>
          <table:table-cell office:value-type="float" office:value="772" calcext:value-type="float">
            <text:p>772</text:p>
          </table:table-cell>
          <table:table-cell office:value-type="float" office:value="1343" calcext:value-type="float">
            <text:p>1343</text:p>
          </table:table-cell>
          <table:table-cell table:formula="of:=[.B4]+[.C4]+[.D4]" office:value-type="float" office:value="6209" calcext:value-type="float">
            <text:p>6209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5]+[.C5]+[.D5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]+[.C11]+[.D11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]+[.C12]+[.D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13]+[.C13]+[.D13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4]+[.C14]+[.D14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15]+[.C15]+[.D1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[.B16]+[.C16]+[.D16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7]+[.C17]+[.D1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B19]+[.C19]+[.D19]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1]+[.C21]+[.D2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]+[.C22]+[.D2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23]+[.C23]+[.D23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4]+[.C24]+[.D2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]+[.C25]+[.D25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26]+[.C26]+[.D26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27]+[.C27]+[.D27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.B28]+[.C28]+[.D28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9]+[.C29]+[.D29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B30]+[.C30]+[.D30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+[.C32]+[.D3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]+[.C33]+[.D33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4]+[.C34]+[.D3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5]+[.C35]+[.D35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6]+[.C36]+[.D36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B37]+[.C37]+[.D37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8]+[.C38]+[.D38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9]+[.C39]+[.D39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40]+[.C40]+[.D40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41]+[.C41]+[.D4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42]+[.C42]+[.D42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B43]+[.C43]+[.D43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4]+[.C44]+[.D4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45]+[.C45]+[.D45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B46]+[.C46]+[.D46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47]+[.C47]+[.D47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48]+[.C48]+[.D48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49]+[.C49]+[.D49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rc/app/dashboard.details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0]+[.C50]+[.D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1]+[.C51]+[.D5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details.component.t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52]+[.C52]+[.D52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3]+[.C53]+[.D5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4]+[.C54]+[.D5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55]+[.C55]+[.D55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56]+[.C56]+[.D5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57]+[.C57]+[.D57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58]+[.C58]+[.D58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9]+[.C59]+[.D5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0]+[.C60]+[.D60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61]+[.C61]+[.D61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2]+[.C62]+[.D6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64]+[.C64]+[.D6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65]+[.C65]+[.D65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6]+[.C66]+[.D66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B67]+[.C67]+[.D67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8]+[.C68]+[.D6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69]+[.C69]+[.D69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70]+[.C70]+[.D7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1]+[.C71]+[.D71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[.B73]+[.C73]+[.D73]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74]+[.C74]+[.D7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75]+[.C75]+[.D75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76]+[.C76]+[.D76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7]+[.C77]+[.D77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8]+[.C78]+[.D78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79]+[.C79]+[.D79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shboard.settings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0]+[.C80]+[.D8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setting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81]+[.C81]+[.D8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settings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2]+[.C82]+[.D82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3]+[.C83]+[.D83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84]+[.C84]+[.D84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[.B85]+[.C85]+[.D85]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6]+[.C86]+[.D86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7]+[.C87]+[.D87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[.B88]+[.C88]+[.D88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9]+[.C89]+[.D89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90]+[.C90]+[.D90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91]+[.C91]+[.D91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2]+[.C92]+[.D9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93]+[.C93]+[.D93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B94]+[.C94]+[.D94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5]+[.C95]+[.D9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6]+[.C96]+[.D9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B97]+[.C97]+[.D97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8]+[.C98]+[.D98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9]+[.C99]+[.D99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0]+[.C100]+[.D100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2]+[.C102]+[.D102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3]+[.C103]+[.D103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04]+[.C104]+[.D104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05]+[.C105]+[.D105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6]+[.C106]+[.D106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07]+[.C107]+[.D107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8]+[.C108]+[.D10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109]+[.C109]+[.D109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ta.add.existing.component.css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110]+[.C110]+[.D110]"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src/app/data.add.existing.component.html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B111]+[.C111]+[.D111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src/app/data.add.existing.component.ts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formula="of:=[.B112]+[.C112]+[.D112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13]+[.C113]+[.D113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14]+[.C114]+[.D114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115]+[.C115]+[.D115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6]+[.C116]+[.D11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7]+[.C117]+[.D117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118]+[.C118]+[.D118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[.B119]+[.C119]+[.D119]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845" calcext:value-type="float">
            <text:p>845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B120]+[.C120]+[.D120]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742" calcext:value-type="float">
            <text:p>742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formula="of:=[.B121]+[.C121]+[.D121]"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122]+[.C122]+[.D122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3]+[.C123]+[.D12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24]+[.C124]+[.D124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5]+[.C125]+[.D12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6]+[.C126]+[.D12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27]+[.C127]+[.D127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8]+[.C128]+[.D12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9]+[.C129]+[.D129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130]+[.C130]+[.D130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31]+[.C131]+[.D13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4609" calcext:value-type="float">
            <text:p>4609</text:p>
          </table:table-cell>
          <table:table-cell office:value-type="float" office:value="902" calcext:value-type="float">
            <text:p>902</text:p>
          </table:table-cell>
          <table:table-cell office:value-type="float" office:value="846" calcext:value-type="float">
            <text:p>846</text:p>
          </table:table-cell>
          <table:table-cell table:formula="of:=[.B132]+[.C132]+[.D132]" office:value-type="float" office:value="6357" calcext:value-type="float">
            <text:p>6357</text:p>
          </table:table-cell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3]+[.C133]+[.D133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B134]+[.C134]+[.D134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35]+[.C135]+[.D13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6]+[.C136]+[.D13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37]+[.C137]+[.D13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38]+[.C138]+[.D13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9]+[.C139]+[.D1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B140]+[.C140]+[.D140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41]+[.C141]+[.D14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42]+[.C142]+[.D14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[.B143]+[.C143]+[.D143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4]+[.C144]+[.D14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45]+[.C145]+[.D145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46]+[.C146]+[.D146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7]+[.C147]+[.D14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48]+[.C148]+[.D148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49]+[.C149]+[.D14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640" calcext:value-type="float">
            <text:p>640</text:p>
          </table:table-cell>
          <table:table-cell office:value-type="float" office:value="384" calcext:value-type="float">
            <text:p>384</text:p>
          </table:table-cell>
          <table:table-cell office:value-type="float" office:value="73" calcext:value-type="float">
            <text:p>73</text:p>
          </table:table-cell>
          <table:table-cell table:formula="of:=[.B150]+[.C150]+[.D150]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51]+[.C151]+[.D15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2]+[.C152]+[.D152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153]+[.C153]+[.D153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154]+[.C154]+[.D15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155]+[.C155]+[.D155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B156]+[.C156]+[.D15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57]+[.C157]+[.D15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58]+[.C158]+[.D158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59]+[.C159]+[.D159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60]+[.C160]+[.D16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1]+[.C161]+[.D16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62]+[.C162]+[.D16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3]+[.C163]+[.D163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64]+[.C164]+[.D164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19" calcext:value-type="float">
            <text:p>71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formula="of:=[.B165]+[.C165]+[.D165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273" calcext:value-type="float">
            <text:p>1273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formula="of:=[.B166]+[.C166]+[.D166]"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595" calcext:value-type="float">
            <text:p>595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table:formula="of:=[.B167]+[.C167]+[.D167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68]+[.C168]+[.D168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9]+[.C169]+[.D169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70]+[.C170]+[.D170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71]+[.C171]+[.D171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72]+[.C172]+[.D172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346" calcext:value-type="float">
            <text:p>34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formula="of:=[.B173]+[.C173]+[.D173]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4]+[.C174]+[.D17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75]+[.C175]+[.D175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176]+[.C176]+[.D176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177]+[.C177]+[.D177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B178]+[.C178]+[.D178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formula="of:=[.B179]+[.C179]+[.D179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80]+[.C180]+[.D180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181]+[.C181]+[.D181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182]+[.C182]+[.D182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83]+[.C183]+[.D183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4]+[.C184]+[.D18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85]+[.C185]+[.D185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86]+[.C186]+[.D186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187]+[.C187]+[.D187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29" calcext:value-type="float">
            <text:p>22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formula="of:=[.B188]+[.C188]+[.D188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189]+[.C189]+[.D189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90]+[.C190]+[.D19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191]+[.C191]+[.D191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92]+[.C192]+[.D19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93]+[.C193]+[.D193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offlin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94]+[.C194]+[.D19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user.offline.component.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95]+[.C195]+[.D195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user.offlin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96]+[.C196]+[.D19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197]+[.C197]+[.D197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98]+[.C198]+[.D198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formula="of:=[.B199]+[.C199]+[.D199]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200]+[.C200]+[.D200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01]+[.C201]+[.D201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02]+[.C202]+[.D20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03]+[.C203]+[.D20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04]+[.C204]+[.D20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05]+[.C205]+[.D205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06]+[.C206]+[.D206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207]+[.C207]+[.D207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B208]+[.C208]+[.D208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09]+[.C209]+[.D209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210]+[.C210]+[.D210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211]+[.C211]+[.D21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12]+[.C212]+[.D21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3]+[.C213]+[.D21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14]+[.C214]+[.D214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15]+[.C215]+[.D215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[.B216]+[.C216]+[.D216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218]+[.C218]+[.D218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219]+[.C219]+[.D219]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559" calcext:value-type="float">
            <text:p>559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table:formula="of:=[.B220]+[.C220]+[.D220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21]+[.C221]+[.D221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22]+[.C222]+[.D22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223]+[.C223]+[.D22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24]+[.C224]+[.D224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[.B225]+[.C225]+[.D225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226]+[.C226]+[.D226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27]+[.C227]+[.D227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28]+[.C228]+[.D228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[.B229]+[.C229]+[.D229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30]+[.C230]+[.D23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1]+[.C231]+[.D23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32]+[.C232]+[.D23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33]+[.C233]+[.D23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4]+[.C234]+[.D23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235]+[.C235]+[.D235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36]+[.C236]+[.D23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37]+[.C237]+[.D237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38]+[.C238]+[.D238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239]+[.C239]+[.D239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40]+[.C240]+[.D240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241]+[.C241]+[.D241]" office:value-type="float" office:value="75" calcext:value-type="float">
            <text:p>75</text:p>
          </table:table-cell>
        </table:table-row>
        <table:table-row table:style-name="ro1">
          <table:table-cell/>
          <table:table-cell table:style-name="ce1" table:formula="of:=SUM([.B2:.B241])" office:value-type="float" office:value="37727" calcext:value-type="float">
            <text:p>37727</text:p>
          </table:table-cell>
          <table:table-cell table:style-name="ce1" table:formula="of:=SUM([.C2:.C241])" office:value-type="float" office:value="4286" calcext:value-type="float">
            <text:p>4286</text:p>
          </table:table-cell>
          <table:table-cell table:style-name="ce1" table:formula="of:=SUM([.D2:.D241])" office:value-type="float" office:value="6777" calcext:value-type="float">
            <text:p>6777</text:p>
          </table:table-cell>
          <table:table-cell table:style-name="ce1" table:formula="of:=SUM([.E2:.E241])" office:value-type="float" office:value="48790" calcext:value-type="float">
            <text:p>487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4:10:46.871680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14:15:09.293974349</dc:date>
    <dc:creator>Dr Jannie Immelman</dc:creator>
    <meta:editing-duration>PT9M43S</meta:editing-duration>
    <meta:editing-cycles>2</meta:editing-cycles>
    <meta:generator>LibreOffice/5.1.6.2$Linux_X86_64 LibreOffice_project/10m0$Build-2</meta:generator>
    <meta:document-statistic meta:table-count="1" meta:cell-count="1209" meta:object-count="0"/>
  </office:meta>
</office:document-meta>
</file>